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2dd2" officeooo:paragraph-rsid="00122dd2"/>
    </style:style>
    <style:style style:name="P2" style:family="paragraph" style:parent-style-name="Standard">
      <style:paragraph-properties fo:text-align="start" style:justify-single-word="false"/>
      <style:text-properties officeooo:rsid="00122dd2" officeooo:paragraph-rsid="00122dd2"/>
    </style:style>
    <style:style style:name="P3" style:family="paragraph" style:parent-style-name="Standard">
      <style:paragraph-properties fo:text-align="center" style:justify-single-word="false"/>
      <style:text-properties officeooo:rsid="0013a3a2" officeooo:paragraph-rsid="0013a3a2"/>
    </style:style>
    <style:style style:name="P4" style:family="paragraph" style:parent-style-name="Standard">
      <style:paragraph-properties fo:text-align="start" style:justify-single-word="false"/>
      <style:text-properties officeooo:rsid="0013a3a2" officeooo:paragraph-rsid="0013a3a2"/>
    </style:style>
    <style:style style:name="P5" style:family="paragraph" style:parent-style-name="Standard">
      <style:paragraph-properties fo:text-align="start" style:justify-single-word="false"/>
      <style:text-properties officeooo:rsid="0016fdfd" officeooo:paragraph-rsid="0016fdfd"/>
    </style:style>
    <style:style style:name="P6" style:family="paragraph" style:parent-style-name="Standard">
      <style:paragraph-properties fo:text-align="start" style:justify-single-word="false"/>
      <style:text-properties fo:font-size="14pt" officeooo:rsid="0016fdfd" officeooo:paragraph-rsid="0016fdfd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officeooo:rsid="0018567f" officeooo:paragraph-rsid="0018567f"/>
    </style:style>
    <style:style style:name="P8" style:family="paragraph" style:parent-style-name="Standard">
      <style:paragraph-properties fo:text-align="start" style:justify-single-word="false"/>
      <style:text-properties officeooo:rsid="0019c767" officeooo:paragraph-rsid="0019c767"/>
    </style:style>
    <style:style style:name="P9" style:family="paragraph" style:parent-style-name="Standard">
      <style:paragraph-properties fo:text-align="start" style:justify-single-word="false"/>
      <style:text-properties officeooo:rsid="001f6c9c" officeooo:paragraph-rsid="001f6c9c"/>
    </style:style>
    <style:style style:name="P10" style:family="paragraph" style:parent-style-name="Standard">
      <style:paragraph-properties fo:text-align="start" style:justify-single-word="false"/>
      <style:text-properties officeooo:rsid="00122dd2" officeooo:paragraph-rsid="00212fa5"/>
    </style:style>
    <style:style style:name="P11" style:family="paragraph" style:parent-style-name="Standard">
      <style:paragraph-properties fo:text-align="center" style:justify-single-word="false"/>
      <style:text-properties officeooo:rsid="00122dd2" officeooo:paragraph-rsid="00122dd2"/>
    </style:style>
    <style:style style:name="T1" style:family="text">
      <style:text-properties officeooo:rsid="0013a3a2"/>
    </style:style>
    <style:style style:name="T2" style:family="text">
      <style:text-properties officeooo:rsid="0018567f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8567f"/>
    </style:style>
    <style:style style:name="T5" style:family="text">
      <style:text-properties style:text-position="super 58%" officeooo:rsid="0019c767"/>
    </style:style>
    <style:style style:name="T6" style:family="text">
      <style:text-properties style:text-position="super 58%" officeooo:rsid="001a2326"/>
    </style:style>
    <style:style style:name="T7" style:family="text">
      <style:text-properties officeooo:rsid="0019c767"/>
    </style:style>
    <style:style style:name="T8" style:family="text">
      <style:text-properties officeooo:rsid="001a2326"/>
    </style:style>
    <style:style style:name="T9" style:family="text">
      <style:text-properties officeooo:rsid="001bf767"/>
    </style:style>
    <style:style style:name="T10" style:family="text">
      <style:text-properties officeooo:rsid="001d70b4"/>
    </style:style>
    <style:style style:name="T11" style:family="text">
      <style:text-properties officeooo:rsid="00212fa5"/>
    </style:style>
    <style:style style:name="T12" style:family="text">
      <style:text-properties officeooo:rsid="0021ad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ather Gozdzialski</text:p>
      <text:p text:style-name="P1"/>
      <text:p text:style-name="P10">N4886 State Hwy 42 <text:s text:c="98"/><text:span text:style-name="T11">(</text:span>920<text:span text:style-name="T11">) </text:span>255-3483</text:p>
      <text:p text:style-name="P10">Kewaunee, WI 54216 <text:s text:c="75"/>Horse<text:span text:style-name="T11">O</text:span>wner85@<text:span text:style-name="T11">Y</text:span>ahoo.<text:span text:style-name="T11">C</text:span>om</text:p>
      <text:p text:style-name="P2"/>
      <text:p text:style-name="P2"/>
      <text:p text:style-name="P1">PROFILE</text:p>
      <text:p text:style-name="P1">Hard-working and <text:span text:style-name="T11">d</text:span>edicated</text:p>
      <text:p text:style-name="P1">Peer and advocate focused</text:p>
      <text:p text:style-name="P1">Driven to helping others by educating and teaching <text:span text:style-name="T1">within the community</text:span></text:p>
      <text:p text:style-name="P1"/>
      <text:p text:style-name="P1"/>
      <text:p text:style-name="P3"/>
      <text:p text:style-name="P4"><text:s text:c="2"/><text:span text:style-name="T9">For the past 3 years </text:span>I have been <text:span text:style-name="T10">a</text:span> driven advocate and educator for people living with mental <text:span text:style-name="T11">i</text:span>llness. <text:s/>I <text:span text:style-name="T9">have been</text:span> a “peer buddy” <text:span text:style-name="T9">using horse therapy to soothe my clients. <text:s/>I also support my clients in a community and school setting. <text:s/>I have experience being part of a “CST” team from Kewaunee County Human Services. <text:s/>This entailed going to school meetings where I would educate parents and teachers about my clients' recovery as well as my perception and insight into mental illness. <text:s/>I often suggested certain tools to help those not in the mental health field, to help them understand what living with mental illness is like. <text:s/>I would give examples of how to interpret cues and reactions from someone who is struggling with mental illness. <text:s/>I worked to educate others by using multiple examples of scenarios given to me. <text:s/>The same tools and cues were used to help my clients in the community, to interact with family and classmates. <text:s/>When I started my Certified Peer Specialist internship, I was asked to attend school dances and parties with my clients. <text:s/>While participating in these activities, the Principal was informed I was working with clients, and understood cues would take place. <text:s/>I firmly believe that mental illness isn’t a defining matter, it's a potentially empowering opportunity where one can strive to recover by being supported. <text:s/>My vision, for past and present is to educate others so that support is possible.</text:span></text:p>
      <text:p text:style-name="P1"/>
      <text:p text:style-name="P1"/>
      <text:p text:style-name="P6">Training and Professional Experience</text:p>
      <text:p text:style-name="P5"/>
      <text:p text:style-name="P5"><text:s text:c="2"/><text:span text:style-name="T7">Training: </text:span>Pegasus <text:span text:style-name="T11">L</text:span>eadership Consultant (Horse therapy) <text:span text:style-name="T2">completed at</text:span> “Chap's”. <text:s/><text:span text:style-name="T2">May 16</text:span><text:span text:style-name="T4">th</text:span><text:span text:style-name="T2"> 2013</text:span></text:p>
      <text:p text:style-name="P5"/>
      <text:p text:style-name="P8"><text:s text:c="2"/>Training: Summit Professional Education, Autism, Asperger<text:span text:style-name="T12">'</text:span>s, <text:span text:style-name="T11">S</text:span>ensory &amp; ADHD. <text:s/><text:span text:style-name="T8">June </text:span>16<text:span text:style-name="T6">th</text:span><text:span text:style-name="T8"> </text:span>2014</text:p>
      <text:p text:style-name="P8"/>
      <text:p text:style-name="P7"><text:s text:c="2"/>Phoenix Behavioral Health Autism line staff. <text:s/>May 2014 to December 31<text:span text:style-name="T3">st</text:span> 2014</text:p>
      <text:p text:style-name="P7"/>
      <text:p text:style-name="P7"><text:s text:c="2"/>NAMI “In our own voice” <text:span text:style-name="T7">T</text:span>raining. <text:s/>O<text:span text:style-name="T7">ctober 19</text:span><text:span text:style-name="T5">th</text:span><text:span text:style-name="T7"> 2</text:span>014</text:p>
      <text:p text:style-name="P7"/>
      <text:p text:style-name="P8"><text:s text:c="2"/>Training: 10<text:span text:style-name="T3">th</text:span>-Annual Mental Health and Substance Abuse <text:span text:style-name="T11">conference. </text:span><text:s/>October 28-29<text:span text:style-name="T3">th</text:span> 2014</text:p>
      <text:p text:style-name="P8"/>
      <text:p text:style-name="P5"><text:s text:c="2"/>Certified Peer Specialist <text:span text:style-name="T11">g</text:span>raduate. <text:s/>Completed January <text:span text:style-name="T2">8</text:span><text:span text:style-name="T4">th</text:span><text:span text:style-name="T2"> </text:span>2015</text:p>
      <text:p text:style-name="P5"><text:s/></text:p>
      <text:p text:style-name="P9"><text:s text:c="2"/>Coordinated Service Team, Community Member. <text:s/><text:span text:style-name="T11">From</text:span> January 12<text:span text:style-name="T3">th</text:span> 2015 to Pres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4:12:28.392000000</meta:creation-date>
    <dc:date>2015-01-18T13:38:46.875933113</dc:date>
    <meta:editing-duration>PT36M16S</meta:editing-duration>
    <meta:editing-cycles>8</meta:editing-cycles>
    <meta:generator>LibreOffice/4.3.3.2$Linux_X86_64 LibreOffice_project/430m0$Build-2</meta:generator>
    <meta:print-date>2015-01-17T16:01:01.227000000</meta:print-date>
    <meta:document-statistic meta:table-count="0" meta:image-count="0" meta:object-count="0" meta:page-count="1" meta:paragraph-count="17" meta:word-count="351" meta:character-count="2424" meta:non-whitespace-character-count="1880"/>
  </office:meta>
</office:document-meta>
</file>